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T1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2b91af" style:font-name="Consolas" fo:font-size="9.5pt" style:font-name-asian="Consolas" style:font-size-asian="9.5pt" style:font-name-complex="Consolas" style:font-size-complex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ohn Bell Quiz 1 Part 2 Question 3</text:p>
      <text:p text:style-name="Standard"/>
      <text:p text:style-name="Standard"/>
      <text:p text:style-name="Standard"/>
      <text:p text:style-name="P1"><text:span text:style-name="T1"><text:s text:c="4"/></text:span><text:span text:style-name="T2">public</text:span><text:span text:style-name="T1"> </text:span><text:span text:style-name="T2">class</text:span><text:span text:style-name="T1"> </text:span><text:span text:style-name="T3">Domino</text:span><text:span text:style-name="T1"> : </text:span><text:span text:style-name="T3">IComparable</text:span></text:p>
      <text:p text:style-name="P2"><text:s text:c="4"/>{</text:p>
      <text:p text:style-name="Standard"><text:tab/>.</text:p>
      <text:p text:style-name="Standard"><text:tab/>.</text:p>
      <text:p text:style-name="Standard"><text:tab/>.</text:p>
      <text:p text:style-name="Standard"/>
      <text:p text:style-name="P1"><text:span text:style-name="T1"><text:s text:c="8"/></text:span><text:span text:style-name="T2">public</text:span><text:span text:style-name="T1"> </text:span><text:span text:style-name="T2">int</text:span><text:span text:style-name="T1"> CompareTo(</text:span><text:span text:style-name="T3">Object</text:span><text:span text:style-name="T1"> o)</text:span></text:p>
      <text:p text:style-name="P2"><text:s text:c="8"/>{</text:p>
      <text:p text:style-name="P1"><text:span text:style-name="T1"><text:s text:c="12"/></text:span><text:span text:style-name="T3">Domino</text:span><text:span text:style-name="T1"> other = (</text:span><text:span text:style-name="T3">Domino</text:span><text:span text:style-name="T1">)o;</text:span></text:p>
      <text:p text:style-name="P1"><text:span text:style-name="T1"><text:s text:c="12"/></text:span><text:span text:style-name="T2">if</text:span><text:span text:style-name="T1"> (Score &gt; other.Score) </text:span><text:span text:style-name="T2">return</text:span><text:span text:style-name="T1"> 1;</text:span></text:p>
      <text:p text:style-name="P1"><text:span text:style-name="T1"><text:s text:c="12"/></text:span><text:span text:style-name="T2">else</text:span><text:span text:style-name="T1"> </text:span><text:span text:style-name="T2">if</text:span><text:span text:style-name="T1"> (Score == other.Score) </text:span><text:span text:style-name="T2">return</text:span><text:span text:style-name="T1"> 0;</text:span></text:p>
      <text:p text:style-name="P1"><text:span text:style-name="T1"><text:s text:c="12"/></text:span><text:span text:style-name="T2">else</text:span><text:span text:style-name="T1"> </text:span><text:span text:style-name="T2">return</text:span><text:span text:style-name="T1"> -1;</text:span></text:p>
      <text:p text:style-name="P1"><text:span text:style-name="T1"><text:s text:c="8"/>}</text:span></text:p>
      <text:p text:style-name="P1"><text:span text:style-name="T1"><text:s text:c="5"/></text:span></text:p>
      <text:p text:style-name="P1"><text:span text:style-name="T1"><text:tab/>.</text:span></text:p>
      <text:p text:style-name="P1"><text:span text:style-name="T1"><text:tab/>.</text:span></text:p>
      <text:p text:style-name="P1"><text:span text:style-name="T1"><text:tab/>.</text:span></text:p>
      <text:p text:style-name="P1"><text:span text:style-name="T1"><text:s text:c="4"/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hn Bell</meta:initial-creator>
    <meta:creation-date>2017-05-04T14:28:54.17</meta:creation-date>
    <dc:date>2017-05-04T14:32:30.08</dc:date>
    <dc:creator>John Bell</dc:creator>
    <meta:editing-duration>PT3M35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1" meta:paragraph-count="18" meta:word-count="47" meta:character-count="316"/>
  </office:meta>
</office:document-meta>
</file>